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Text_20_body" style:list-style-name="L1"/>
    <style:style style:name="P3" style:family="paragraph" style:parent-style-name="Text_20_body">
      <style:text-properties fo:background-color="transparent"/>
    </style:style>
    <style:style style:name="P4" style:family="paragraph" style:parent-style-name="Text_20_body" style:list-style-name="L2"/>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fbau eines Sensorik-Systems zur Ansteuerung der Fassade des AEC-Centers in Linz</text:h>
      <text:h text:style-name="Heading_20_2" text:outline-level="2">Ausgangspunkt</text:h>
      <text:p text:style-name="Text_20_body">Die Fassade des umgebauten Ars Electronica Centers in Linz stellt ein einmaliges Display aus über 1000 Fenstern dar, die durch RGB-LEDs beleuchtet werden können. </text:p>
      <text:list xml:id="list40524196" text:style-name="L1">
        <text:list-item>
          <text:p text:style-name="P2">Ansteuerung über UDP,</text:p>
        </text:list-item>
        <text:list-item>
          <text:p text:style-name="P2">Integrierte Lautsprecher in der Fassade,</text:p>
        </text:list-item>
        <text:list-item>
          <text:p text:style-name="P2">Simulationsmodell wird zur Verfügung gestellt,</text:p>
        </text:list-item>
        <text:list-item>
          <text:p text:style-name="P2">Interaktion via W-LAN oder analoger Telefonie</text:p>
        </text:list-item>
      </text:list>
      <text:p text:style-name="P3">Die Auswahl der Sensoren und der Auswertung spielt eine wichtige Rolle in diesem Projekt. </text:p>
      <text:h text:style-name="Heading_20_2" text:outline-level="2">Aufgabenstellung</text:h>
      <text:p text:style-name="Text_20_body">Es soll ein Sensornetzwerk aufgebaut werden das über verschiedene Algorithmen die Fassade des AEC ansteuern kann. Möglichkeiten für die Sensoren sind z.B.</text:p>
      <text:list xml:id="list40538088" text:style-name="L2">
        <text:list-item>
          <text:p text:style-name="P4">Trittsensoren</text:p>
        </text:list-item>
        <text:list-item>
          <text:p text:style-name="P4">Pulsmesser</text:p>
        </text:list-item>
        <text:list-item>
          <text:p text:style-name="P4">Piezo-Elemente</text:p>
        </text:list-item>
        <text:list-item>
          <text:p text:style-name="P4">Temperatur-Sensoren</text:p>
        </text:list-item>
        <text:list-item>
          <text:p text:style-name="P4">…</text:p>
        </text:list-item>
      </text:list>
      <text:p text:style-name="Text_20_body">Wichtiger Bestandteil des Projekts ist die Übertragung der Daten. Je nach Art der Sensoren, der Entfernung zum AEC und der Art der Ansteuerung muss eine Möglichkeit gefunden werden die Daten ins AEC weiterzuleiten. Die Meßdaten können entweder direkt von der Hardware ausgewertet und als UDP-Pakete zur Ansteuerung des AEC verwendet werden, oder die Daten werden an eine zentrale Software weitergeleitet und dort verwendet.</text:p>
      <text:p text:style-name="Text_20_body">Ein System zur Zuweisung gewisser Flächen auf dem AEC wird momentan schon entwickelt. Die Schnittstelle zu diesem System soll von den Anwendungen genutzt werden. <text:s/></text:p>
      <text:h text:style-name="Heading_20_2" text:outline-level="2">Themenfelder</text:h>
      <text:list xml:id="list40543948" text:style-name="L3">
        <text:list-item>
          <text:p text:style-name="P1">Sensorik</text:p>
        </text:list-item>
        <text:list-item>
          <text:p text:style-name="P1">Datenübertragung</text:p>
        </text:list-item>
        <text:list-item>
          <text:p text:style-name="P1">Verteilte Netzwerke</text:p>
        </text:list-item>
      </text:list>
      <text:h text:style-name="Heading_20_2" text:outline-level="2">BetreuerIn</text:h>
      <text:p text:style-name="Standard">Markus Pfaff</text:p>
      <text:h text:style-name="Heading_20_2" text:outline-level="2">BearbeiterIn</text:h>
      <text:p text:style-name="Text_20_body">Wandad Gusche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kus Pfaff</meta:initial-creator>
    <meta:creation-date>2008-09-16T12:51:28</meta:creation-date>
    <dc:creator>wandad guscheh</dc:creator>
    <dc:date>2009-09-13T21:27:20.23</dc:date>
    <meta:editing-cycles>11</meta:editing-cycles>
    <meta:editing-duration>PT02H21M35S</meta:editing-duration>
    <meta:document-statistic meta:table-count="0" meta:image-count="0" meta:object-count="0" meta:page-count="1" meta:paragraph-count="25" meta:word-count="207" meta:character-count="1426"/>
    <meta:user-defined meta:name="Info 1"/>
    <meta:user-defined meta:name="Info 2"/>
    <meta:user-defined meta:name="Info 3"/>
    <meta:user-defined meta:name="Info 4"/>
  </office:meta>
</office:document-meta>
</file>